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A61BFFEAEFD7B019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087cm, 3.236cm, 16.668cm, 2.423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317cm" svg:height="19.999cm" svg:x="0.991cm" svg:y="2.292cm">
          <draw:image xlink:href="Pictures/10000000000005E8000007E0A61BFFEAEFD7B019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09-29T17:35:32.329409941</dc:date>
    <meta:editing-duration>PT3M29S</meta:editing-duration>
    <meta:editing-cycles>6</meta:editing-cycles>
    <meta:generator>LibreOffice/7.5.4.2$MacOSX_AARCH64 LibreOffice_project/36ccfdc35048b057fd9854c757a8b67ec53977b6</meta:generator>
    <meta:document-statistic meta:object-count="1"/>
  </office:meta>
</office:document-meta>
</file>